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5-01-1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4-01-03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3-01-1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2-01-11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1-01-0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20-01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9-01-1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7-12-2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6-12-28 16:49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6-01-14 16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3-12-31 17:5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3-01-16 16:0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1-01-06 16:4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10-01-05 18:44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09-01-08 18:2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08-01-15 17:3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07-01-11 18:38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60983845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